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0.84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2.088cm" fo:break-before="auto" style:use-optimal-row-height="true"/>
    </style:style>
    <style:style style:name="ro15" style:family="table-row">
      <style:table-row-properties style:row-height="3.133cm" fo:break-before="auto" style:use-optimal-row-height="true"/>
    </style:style>
    <style:style style:name="ro16" style:family="table-row">
      <style:table-row-properties style:row-height="1.519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105cm double #280099" style:border-line-width-top="0.035cm 0.035cm 0.035cm"/>
      <style:text-properties fo:color="#0084d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18cm solid #280099" fo:background-color="#23b8dc" fo:border-left="0.018cm solid #280099" fo:padding-bottom="0.035cm" fo:padding-left="0.185cm" fo:padding-right="0.035cm" fo:padding-top="0.035cm" fo:border-right="0.018cm solid #280099" fo:border-top="0.105cm double #280099" style:border-line-width-top="0.035cm 0.035cm 0.035cm"/>
      <style:text-properties fo:color="#0084d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23b8dc" fo:border="0.018cm solid #280099" fo:padding-bottom="0.035cm" fo:padding-left="0.185cm" fo:padding-right="0.035cm" fo:padding-top="0.035cm"/>
      <style:text-properties fo:color="#0084d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18cm solid #280099"/>
      <style:text-properties fo:font-size="12pt" style:font-size-asian="12pt" style:font-size-complex="12pt"/>
    </style:style>
    <style:style style:name="ce13" style:family="table-cell" style:parent-style-name="Default">
      <style:table-cell-properties fo:border="0.018cm solid #280099" fo:padding-bottom="0.035cm" fo:padding-left="0.185cm" fo:padding-right="0.035cm" fo:padding-top="0.035cm"/>
      <style:text-properties fo:color="#0066cc" fo:font-size="12pt" style:font-size-asian="12pt" style:font-size-complex="12pt"/>
    </style:style>
    <style:style style:name="ce14" style:family="table-cell" style:parent-style-name="Default">
      <style:table-cell-properties fo:border="0.018cm solid #280099" fo:padding-bottom="0.199cm" fo:padding-left="0.185cm" fo:padding-right="0.035cm" fo:padding-top="0.199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105cm double #280099" style:border-line-width-bottom="0.035cm 0.035cm 0.035cm" fo:border-left="0.018cm solid #280099" fo:border-right="0.018cm solid #280099" fo:border-top="0.018cm solid #280099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105cm double #280099" style:border-line-width-top="0.035cm 0.035cm 0.035cm"/>
      <style:text-properties fo:color="#0066cc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style:font-name="Arial" fo:font-size="12pt" fo:font-weight="normal" style:font-name-asian="新細明體" style:font-size-asian="12pt" style:font-weight-asian="normal" style:font-name-complex="Tahoma" style:font-size-complex="12pt" style:font-weight-complex="normal"/>
    </style:style>
    <style:style style:name="ce19" style:family="table-cell" style:parent-style-name="Default">
      <style:table-cell-properties fo:border-bottom="0.018cm solid #280099" fo:border-left="0.018cm solid #280099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 style:vertical-align="top"/>
      <style:text-properties fo:color="#0084d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18cm solid #280099" fo:background-color="#23b8dc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84d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fo:font-size="12pt" style:font-size-asian="12pt" style:font-size-complex="12pt"/>
    </style:style>
    <style:style style:name="ce22" style:family="table-cell" style:parent-style-name="Default">
      <style:table-cell-properties fo:border-bottom="0.018cm solid #280099" fo:border-left="0.018cm solid #280099" fo:padding-bottom="0.199cm" fo:padding-left="0.18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105cm double #280099" style:border-line-width-bottom="0.035cm 0.035cm 0.035cm" fo:border-left="0.018cm solid #280099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/>
      <style:text-properties fo:color="#0084d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18cm solid #280099" fo:background-color="#0084d1" style:text-align-source="fix" style:repeat-content="false" fo:border-left="0.105cm double #280099" style:border-line-width-left="0.035cm 0.035cm 0.035cm" fo:padding-bottom="0.085cm" fo:padding-left="0.185cm" fo:padding-right="0.035cm" fo:padding-top="0.085cm" fo:border-right="0.105cm double #280099" style:border-line-width-right="0.035cm 0.035cm 0.035cm" fo:border-top="0.018cm solid #280099"/>
      <style:paragraph-properties fo:text-align="center" fo:margin-left="0cm"/>
      <style:text-properties fo:color="#23b8dc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18cm solid #280099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/>
      <style:text-properties fo:color="#0066cc" fo:font-size="12pt" style:font-size-asian="12pt" style:font-size-complex="12pt"/>
    </style:style>
    <style:style style:name="ce6" style:family="table-cell" style:parent-style-name="Default">
      <style:table-cell-properties fo:border-bottom="0.018cm solid #280099" fo:background-color="#0084d1" style:text-align-source="fix" style:repeat-content="false" fo:border-left="0.105cm double #280099" style:border-line-width-left="0.035cm 0.035cm 0.035cm" fo:padding-bottom="0.085cm" fo:padding-left="0.185cm" fo:padding-right="0.035cm" fo:padding-top="0.085cm" fo:border-right="0.105cm double #280099" style:border-line-width-right="0.035cm 0.035cm 0.035cm" fo:border-top="0.018cm solid #280099"/>
      <style:paragraph-properties fo:text-align="start" fo:margin-left="0cm"/>
      <style:text-properties fo:color="#23b8dc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18cm solid #280099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03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18cm solid #280099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3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4" style:family="table-cell" style:parent-style-name="Default">
      <style:table-cell-properties fo:border="0.018cm solid #280099" fo:padding-bottom="0.035cm" fo:padding-left="0.185cm" fo:padding-right="0.035cm" fo:padding-top="0.035cm"/>
      <style:text-properties fo:color="#0066cc" style:font-name="Arial" fo:font-size="12pt" style:font-name-asian="新細明體" style:font-size-asian="12pt" style:font-name-complex="Tahoma" style:font-size-complex="12pt"/>
    </style:style>
    <style:style style:name="ce35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style:font-name="Arial" fo:font-size="12pt" style:font-name-asian="新細明體" style:font-size-asian="12pt" style:font-name-complex="Tahoma" style:font-size-complex="12pt"/>
    </style:style>
    <style:style style:name="ce36" style:family="table-cell" style:parent-style-name="Default" style:data-style-name="N100">
      <style:table-cell-properties fo:border-bottom="0.018cm solid #280099" style:text-align-source="value-type" style:repeat-content="false" fo:wrap-option="wrap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paragraph-properties fo:margin-left="0cm"/>
      <style:text-properties style:font-name="Arial" fo:font-size="12pt" style:font-name-asian="新細明體" style:font-size-asian="12pt" style:font-name-complex="Tahoma" style:font-size-complex="12pt"/>
    </style:style>
    <style:style style:name="ce37" style:family="table-cell" style:parent-style-name="Default">
      <style:table-cell-properties fo:border-bottom="0.018cm solid #280099" fo:wrap-option="wrap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8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03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9" style:family="table-cell" style:parent-style-name="Default">
      <style:text-properties style:font-name="Arial" fo:font-size="12pt" style:font-name-asian="新細明體" style:font-size-asian="12pt" style:font-name-complex="Tahoma" style:font-size-complex="12pt"/>
    </style:style>
    <style:style style:name="T1" style:family="text">
      <style:text-properties style:font-name="Arial" style:font-name-asian="新細明體" style:font-name-complex="Tahoma"/>
    </style:style>
  </office:automatic-styles>
  <office:body>
    <office:spreadsheet>
      <table:table table:name="System Update" table:style-name="ta1" table:print="false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System Update</text:p>
          </table:table-cell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StickerLibrarySystemUpdate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8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</text:p>
          </table:table-cell>
          <table:table-cell table:style-name="ce21" office:value-type="string">
            <text:p>系統 ／ 功能 的更新用的名稱</text:p>
          </table:table-cell>
        </table:table-row>
        <table:table-row table:style-name="ro4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更新資料的 <text:span text:style-name="T1">時間戳記</text:span></text:p>
          </table:table-cell>
        </table:table-row>
        <table:table-row table:style-name="ro6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更新資料的 URL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7">
          <table:table-cell table:style-name="ce7" office:value-type="string" table:number-columns-spanned="4" table:number-rows-spanned="1">
            <text:p>將這個設定檔設定在伺服器上，Sticker Library 功能將能透過這個設定進行更新。 </text:p>
            <text:p>系統將透過“Data Key” 此設定字串為 Key 值進行判斷，進行 系統 ／ 功能 的更新。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8">
          <table:table-cell table:style-name="ce7" office:value-type="string" table:number-columns-spanned="4" table:number-rows-spanned="1">
            <text:p><text:span text:style-name="T1">透過欄位 “</text:span><text:span text:style-name="T1">Name” </text:span><text:span text:style-name="T1">的字串為 </text:span><text:span text:style-name="T1">Key </text:span><text:span text:style-name="T1">值進行判斷，用以進行該系統功能的更新；</text:span></text:p>
            <text:p><text:span text:style-name="T1">並且透過判斷 時間戳記，確認是否進行該系統功能的 “下載以及更新”的作業。</text:span>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7" office:value-type="string" table:number-columns-spanned="4" table:number-rows-spanned="1">
            <text:p>透過此 “Timestamp” 時間戳記的檔案設定與較舊的內容進行檢查，決定是否更新該 系統 ／ 功能 的資料。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7" office:value-type="string" table:number-columns-spanned="4" table:number-rows-spanned="1">
            <text:p>系統將透過 “DataLink” 的設定，下載 系統 ／ 功能 的更新資料。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8" table:number-columns-spanned="4" table:number-rows-spanned="1"/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 Configure" table:style-name="ta1" table:print="false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Tab Configure</text:p>
          </table:table-cell>
          <table:covered-table-cell table:style-name="ce16"/>
        </table:table-row>
        <table:table-row table:style-name="ro10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StickerLibraryTabDefault.json</text:p>
            <text:p>StickerLibraryTabUpdate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7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Tab 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34" office:value-type="string">
            <text:p>Primary, Relation</text:p>
          </table:table-cell>
          <table:table-cell table:style-name="ce21" office:value-type="string">
            <text:p>項目名稱</text:p>
          </table:table-cell>
        </table:table-row>
        <table:table-row table:style-name="ro1">
          <table:table-cell table:style-name="ce5" office:value-type="string">
            <text:p>Description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項目的描述資訊</text:p>
          </table:table-cell>
        </table:table-row>
        <table:table-row table:style-name="ro1">
          <table:table-cell table:style-name="ce5" office:value-type="string">
            <text:p>Enabled</text:p>
          </table:table-cell>
          <table:table-cell table:style-name="ce13" office:value-type="string">
            <text:p>Boolean</text:p>
          </table:table-cell>
          <table:table-cell table:style-name="ce13"/>
          <table:table-cell table:style-name="ce21" office:value-type="string">
            <text:p>啟用或停用該項目的設定</text:p>
          </table:table-cell>
        </table:table-row>
        <table:table-row table:style-name="ro1">
          <table:table-cell table:style-name="ce5" office:value-type="string">
            <text:p>Images</text:p>
          </table:table-cell>
          <table:table-cell table:style-name="ce13" office:value-type="string">
            <text:p>Array</text:p>
          </table:table-cell>
          <table:table-cell table:style-name="ce13"/>
          <table:table-cell table:style-name="ce21" office:value-type="string">
            <text:p>項目圖示的圖檔檔名</text:p>
          </table:table-cell>
        </table:table-row>
        <table:table-row table:style-name="ro1">
          <table:table-cell table:style-name="ce5" office:value-type="string">
            <text:p>Configur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Relation</text:p>
          </table:table-cell>
          <table:table-cell table:style-name="ce21" office:value-type="string">
            <text:p>項目的頁面設定資料名稱</text:p>
          </table:table-cell>
        </table:table-row>
        <table:table-row table:style-name="ro1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更新資料的 時間戳記</text:p>
          </table:table-cell>
        </table:table-row>
        <table:table-row table:style-name="ro6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35" office:value-type="string">
            <text:p>更新資料的 URL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1">
          <table:table-cell table:style-name="ce32" office:value-type="string" table:number-columns-spanned="4" table:number-rows-spanned="1">
            <text:p><text:span text:style-name="T1">Sticker Library </text:span><text:span text:style-name="T1">的 </text:span><text:span text:style-name="T1">Tab </text:span><text:span text:style-name="T1">功能選單將透過這些設定檔進行設定或更新。</text:span></text:p>
            <text:p><text:span text:style-name="T1">系統將透過“</text:span><text:span text:style-name="T1">Data Key” </text:span><text:span text:style-name="T1">此設定字串為 </text:span><text:span text:style-name="T1">Key </text:span><text:span text:style-name="T1">值進行判斷，進行選單資料的更新。</text:span>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2">
          <table:table-cell table:style-name="ce32" office:value-type="string" table:number-columns-spanned="4" table:number-rows-spanned="1">
            <text:p><text:span text:style-name="T1">透過欄位 “</text:span><text:span text:style-name="T1">Name” </text:span><text:span text:style-name="T1">的字串為 </text:span><text:span text:style-name="T1">Key </text:span><text:span text:style-name="T1">值進行判斷，用以進行 </text:span><text:span text:style-name="T1">Tab </text:span><text:span text:style-name="T1">功能選單的更新；</text:span></text:p>
            <text:p><text:span text:style-name="T1">並且透過判斷 時間戳記，確認是否進行選單項目的資料的 “下載以及更新”的作業。</text:span>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當欄位“Enabled” 的設定值為 0 (false) 時，系統將關閉(不顯示)該項目。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11">
          <table:table-cell table:style-name="ce32" office:value-type="string" table:number-columns-spanned="4" table:number-rows-spanned="1">
            <text:p><text:span text:style-name="T1">“</text:span><text:span text:style-name="T1">Images” </text:span><text:span text:style-name="T1">是用來設定功能項目的圖示的檔案名稱的陣列，此陣列的內容數必須為 </text:span><text:span text:style-name="T1">2</text:span><text:span text:style-name="T1">；</text:span></text:p>
            <text:p><text:span text:style-name="T1">設定內容為 </text:span><text:span text:style-name="T1">[</text:span><text:span text:style-name="T1">一般狀態下的圖檔名稱</text:span><text:span text:style-name="T1">, </text:span><text:span text:style-name="T1">高亮度狀態用的圖檔名稱</text:span><text:span text:style-name="T1">]</text:span><text:span text:style-name="T1">。</text:span>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7" office:value-type="string" table:number-columns-spanned="4" table:number-rows-spanned="1">
            <text:p>欄位“Configure” 為該項目的更新檔參照檔名，以及該項目的頁面資料的關聯鍵值。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<text:span text:style-name="T1">透過此 “</text:span><text:span text:style-name="T1">Timestamp” </text:span><text:span text:style-name="T1">時間戳記的檔案設定與較舊的內容進行檢查，決定是否更新該項目資料。</text:span>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系統將透過 “DataLink” 的設定，下載該項目的更新資料。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9">
          <table:table-cell table:style-name="ce32" office:value-type="string" table:number-columns-spanned="4" table:number-rows-spanned="1">
            <text:p><text:span text:style-name="T1">系統設定時，請將“</text:span><text:span text:style-name="T1">StickerLibraryTabDefault.json” </text:span><text:span text:style-name="T1">檔設定在此系統預計設定的資源目錄之下。</text:span>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11">
          <table:table-cell table:style-name="ce33" office:value-type="string" table:number-columns-spanned="4" table:number-rows-spanned="1">
            <text:p><text:span text:style-name="T1">在系統需要更新“</text:span><text:span text:style-name="T1">Tab Configure” </text:span><text:span text:style-name="T1">此部份功能的時候，</text:span></text:p>
            <text:p><text:span text:style-name="T1">請將 “</text:span><text:span text:style-name="T1">StickerLibraryTabUpdate.json” </text:span><text:span text:style-name="T1">檔設定在此系統預定更新的更新資料當中。</text:span></text:p>
          </table:table-cell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 Configure" table:style-name="ta1" table:print="false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Page Configure</text:p>
          </table:table-cell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[Configure]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7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[Name] 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Page Data Field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4">
          <table:table-cell table:style-name="ce5" office:value-type="string">
            <text:p>ID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, Sort</text:p>
          </table:table-cell>
          <table:table-cell table:style-name="ce21" office:value-type="string">
            <text:p>頁面的表格區段的 Key 值</text:p>
          </table:table-cell>
        </table:table-row>
        <table:table-row table:style-name="ro1">
          <table:table-cell table:style-name="ce5" office:value-type="string">
            <text:p>Mode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區段的運作模式</text:p>
          </table:table-cell>
        </table:table-row>
        <table:table-row table:style-name="ro1">
          <table:table-cell table:style-name="ce5" office:value-type="string">
            <text:p>Titl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Sort</text:p>
          </table:table-cell>
          <table:table-cell table:style-name="ce21" office:value-type="string">
            <text:p>區段的標題名稱</text:p>
          </table:table-cell>
        </table:table-row>
        <table:table-row table:style-name="ro1">
          <table:table-cell table:style-name="ce5" office:value-type="string">
            <text:p>Author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該區段貼圖的作者名稱</text:p>
          </table:table-cell>
        </table:table-row>
        <table:table-row table:style-name="ro1">
          <table:table-cell table:style-name="ce5" office:value-type="string">
            <text:p>E-Mail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該作者的個人或公司的電子郵件位址</text:p>
          </table:table-cell>
        </table:table-row>
        <table:table-row table:style-name="ro1">
          <table:table-cell table:style-name="ce5" office:value-type="string">
            <text:p>Website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該作者的個人或公司的網址</text:p>
          </table:table-cell>
        </table:table-row>
        <table:table-row table:style-name="ro1">
          <table:table-cell table:style-name="ce5" office:value-type="string">
            <text:p>IntroImage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區段的介紹頁面的介紹用用圖示檔名</text:p>
          </table:table-cell>
        </table:table-row>
        <table:table-row table:style-name="ro1">
          <table:table-cell table:style-name="ce5" office:value-type="string">
            <text:p>Description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區段貼圖的描述</text:p>
          </table:table-cell>
        </table:table-row>
        <table:table-row table:style-name="ro1">
          <table:table-cell table:style-name="ce5" office:value-type="string">
            <text:p>SubDirectory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區段相關檔案的子目錄</text:p>
          </table:table-cell>
        </table:table-row>
        <table:table-row table:style-name="ro1">
          <table:table-cell table:style-name="ce5" office:value-type="string">
            <text:p>Images</text:p>
          </table:table-cell>
          <table:table-cell table:style-name="ce13" office:value-type="string">
            <text:p>Array</text:p>
          </table:table-cell>
          <table:table-cell table:style-name="ce13"/>
          <table:table-cell table:style-name="ce21" office:value-type="string">
            <text:p>區段的貼圖圖檔檔名</text:p>
          </table:table-cell>
        </table:table-row>
        <table:table-row table:style-name="ro1">
          <table:table-cell table:style-name="ce5" office:value-type="string">
            <text:p>ValidDate</text:p>
          </table:table-cell>
          <table:table-cell table:style-name="ce13" office:value-type="string">
            <text:p>DateString</text:p>
          </table:table-cell>
          <table:table-cell table:style-name="ce13"/>
          <table:table-cell table:style-name="ce21" office:value-type="string">
            <text:p>區段貼圖的有效開始日期</text:p>
          </table:table-cell>
        </table:table-row>
        <table:table-row table:style-name="ro1">
          <table:table-cell table:style-name="ce5" office:value-type="string">
            <text:p>ExpireDate</text:p>
          </table:table-cell>
          <table:table-cell table:style-name="ce13" office:value-type="string">
            <text:p>DateString</text:p>
          </table:table-cell>
          <table:table-cell table:style-name="ce13"/>
          <table:table-cell table:style-name="ce21" office:value-type="string">
            <text:p>區段貼圖的可用到期日期</text:p>
          </table:table-cell>
        </table:table-row>
        <table:table-row table:style-name="ro1">
          <table:table-cell table:style-name="ce5" office:value-type="string">
            <text:p>Configure</text:p>
          </table:table-cell>
          <table:table-cell table:style-name="ce13" office:value-type="string">
            <text:p>String</text:p>
          </table:table-cell>
          <table:table-cell table:style-name="ce34" office:value-type="string">
            <text:p>Relation</text:p>
          </table:table-cell>
          <table:table-cell table:style-name="ce21" office:value-type="string">
            <text:p>區段的貼圖設定資料名稱</text:p>
          </table:table-cell>
        </table:table-row>
        <table:table-row table:style-name="ro1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更新資料的 時間戳記</text:p>
          </table:table-cell>
        </table:table-row>
        <table:table-row table:style-name="ro4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35" office:value-type="string">
            <text:p>更新資料的 URL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7">
          <table:table-cell table:style-name="ce32" office:value-type="string" table:number-columns-spanned="4" table:number-rows-spanned="1">
            <text:p><text:span text:style-name="T1">Sticker Library </text:span><text:span text:style-name="T1">的貼圖頁面將透過這些設定 檔進行設定或更新。</text:span></text:p>
            <text:p><text:span text:style-name="T1">系統將透過“</text:span><text:span text:style-name="T1">Data Key” </text:span><text:span text:style-name="T1">此設定字串為 </text:span><text:span text:style-name="T1">Key </text:span><text:span text:style-name="T1">值進行判斷，進行頁面資料的更新。</text:span></text:p>
          </table:table-cell>
          <table:covered-table-cell table:number-columns-repeated="2"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14">
          <table:table-cell table:style-name="ce32" office:value-type="string" table:number-columns-spanned="4" table:number-rows-spanned="1">
            <text:p><text:span text:style-name="T1">“</text:span><text:span text:style-name="T1">ID” </text:span><text:span text:style-name="T1">用來做為貼圖資料的鍵值，就當做它是一種類似 </text:span><text:span text:style-name="T1">UUID </text:span><text:span text:style-name="T1">的主鍵值；</text:span></text:p>
            <text:p><text:span text:style-name="T1">並且也可以透過判斷 此處的時間戳記，確認是否進行區段資料的 “下載以及更新”的作業。</text:span></text:p>
            <text:p><text:span text:style-name="T1">可透過程式內設定，將此欄位設定為資料排序用遞增或遞減的鍵值</text:span><text:span text:style-name="T1">。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15">
          <table:table-cell table:style-name="ce36" office:value-type="string" table:number-columns-spanned="4" table:number-rows-spanned="1">
            <text:p>“Mode” 是用來決定這個區段資料，是屬於哪一種運作類型的資料的：</text:p>
            <text:p>0 ：normal mode、一般模式；直接透過貼圖檔檔名取得貼圖影像。</text:p>
            <text:p>2：preview mode、預覽模式；經由操作，直接從預覽圖像上切割出貼圖影像。</text:p>
            <text:p>3：preview download mode、預覽與下載模式；預覽圖就只是一般堪用解析度的預覽圖，需要先進行下載，才可以再經由操作，取得下載後的貼圖影像。</text:p>
          </table:table-cell>
          <table:covered-table-cell table:number-columns-repeated="2" table:style-name="ce14"/>
          <table:covered-table-cell table:style-name="ce22"/>
        </table:table-row>
        <table:table-row table:style-name="ro16">
          <table:table-cell table:style-name="ce32" office:value-type="string" table:number-columns-spanned="4" table:number-rows-spanned="1">
            <text:p>“Title” 標題名稱<text:span text:style-name="T1">。</text:span></text:p>
            <text:p><text:span text:style-name="T1">可透過程式內設定，將此欄位設定為資料排序用遞增或遞減的鍵值。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“Author” 屬於介紹資料的一部份，為個人或公司的插畫家名稱。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“E-Mail” 此欄位有填入資料時，可以透過 pop 選單的功能，用 E-Mail 與相關人員進行聯繫。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“Website” 此欄位有填入資料時，可以透過 pop 選單的功能，切換至此網址頁面。</text:p>
          </table:table-cell>
          <table:covered-table-cell table:number-columns-repeated="2" table:style-name="ce14"/>
          <table:covered-table-cell table:style-name="ce22"/>
        </table:table-row>
        <table:table-row table:style-name="ro5">
          <table:table-cell table:style-name="ce32" office:value-type="string" table:number-columns-spanned="4" table:number-rows-spanned="1">
            <text:p>“IntroImage” is image file, is part of introduction. Function is like a thumb image.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“Description” 也屬於介紹資料的一部份</text:p>
          </table:table-cell>
          <table:covered-table-cell table:number-columns-repeated="2" table:style-name="ce14"/>
          <table:covered-table-cell table:style-name="ce22"/>
        </table:table-row>
        <table:table-row table:style-name="ro17">
          <table:table-cell table:style-name="ce32" office:value-type="string" table:number-columns-spanned="4" table:number-rows-spanned="1">
            <text:p><text:span text:style-name="T1">“</text:span><text:span text:style-name="T1">Images” </text:span><text:span text:style-name="T1">是用來存放貼圖檔名的陣列。</text:span></text:p>
            <text:p><text:span text:style-name="T1">當 “</text:span><text:span text:style-name="T1">Mode” </text:span><text:span text:style-name="T1">的設定值設定為 </text:span><text:span text:style-name="T1">2 </text:span><text:span text:style-name="T1">或 </text:span><text:span text:style-name="T1">3 </text:span><text:span text:style-name="T1">的時候，此陣列的內容數只能為 </text:span><text:span text:style-name="T1">1</text:span><text:span text:style-name="T1">；此時即代表為預覽圖檔的檔名；</text:span></text:p>
            <text:p><text:span text:style-name="T1">設定的內容像這樣 </text:span><text:span text:style-name="T1">[</text:span><text:span text:style-name="T1">預覽圖檔檔名</text:span><text:span text:style-name="T1">]</text:span><text:span text:style-name="T1">。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7">
          <table:table-cell table:style-name="ce32" office:value-type="string" table:number-columns-spanned="4" table:number-rows-spanned="1">
            <text:p><text:span text:style-name="T1">當有設定“</text:span><text:span text:style-name="T1">ValidDate” </text:span><text:span text:style-name="T1">有效開始日期時，該區段資料將在現在時間大於有效開始日期時，才開始生效。</text:span></text:p>
            <text:p>沒有設定時則表示，生效日期沒有限制。</text:p>
          </table:table-cell>
          <table:covered-table-cell table:number-columns-repeated="2" table:style-name="ce14"/>
          <table:covered-table-cell table:style-name="ce22"/>
        </table:table-row>
        <table:table-row table:style-name="ro7">
          <table:table-cell table:style-name="ce32" office:value-type="string" table:number-columns-spanned="4" table:number-rows-spanned="1">
            <text:p><text:span text:style-name="T1">當有設定“</text:span><text:span text:style-name="T1">ExpireDate” </text:span><text:span text:style-name="T1">到期日期時，該區段資料將在現在時間小於到期日期時，才有效用。</text:span></text:p>
            <text:p><text:span text:style-name="T1">沒有設定時則表示，到期日期沒有限制。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7">
          <table:table-cell table:style-name="ce32" office:value-type="string" table:number-columns-spanned="4" table:number-rows-spanned="1">
            <text:p><text:span text:style-name="T1">“</text:span><text:span text:style-name="T1">Mode” </text:span><text:span text:style-name="T1">設定值為 </text:span><text:span text:style-name="T1">2 </text:span><text:span text:style-name="T1">時，欄位 “</text:span><text:span text:style-name="T1">Configure” </text:span><text:span text:style-name="T1">為預覽資料的關聯檔名。</text:span></text:p>
            <text:p><text:span text:style-name="T1">“</text:span><text:span text:style-name="T1">Mode” </text:span><text:span text:style-name="T1">設定值為 </text:span><text:span text:style-name="T1">3 </text:span><text:span text:style-name="T1">時，欄位 “</text:span><text:span text:style-name="T1">Configure” </text:span><text:span text:style-name="T1">為預覽資料的關聯檔名，而且也是該區段的更新檔參照檔名。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2" office:value-type="string" table:number-columns-spanned="4" table:number-rows-spanned="1">
            <text:p>透過此 “Timestamp” 時間戳記的檔案設定與較舊的內容進行檢查，決定是否更新該區段的貼圖資料。</text:p>
          </table:table-cell>
          <table:covered-table-cell table:number-columns-repeated="2" table:style-name="ce14"/>
          <table:covered-table-cell table:style-name="ce22"/>
        </table:table-row>
        <table:table-row table:style-name="ro9">
          <table:table-cell table:style-name="ce37" office:value-type="string" table:number-columns-spanned="4" table:number-rows-spanned="1">
            <text:p>“Mode” 設定值為 3 時，當使用者決定下載此區段資料時，系統將透過 “DataLink” 的設定，下載該區段的資料。</text:p>
          </table:table-cell>
          <table:covered-table-cell table:number-columns-repeated="2"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number-columns-repeated="2" table:style-name="ce12"/>
          <table:covered-table-cell table:style-name="ce19"/>
        </table:table-row>
        <table:table-row table:style-name="ro9">
          <table:table-cell table:style-name="ce32" office:value-type="string" table:number-columns-spanned="4" table:number-rows-spanned="1">
            <text:p>[Configure] 是屬於“Default Name” 的一部份，而且它與“Tab Configure” 的 “Configure” 欄位相關聯。</text:p>
          </table:table-cell>
          <table:covered-table-cell table:number-columns-repeated="2" table:style-name="ce12"/>
          <table:covered-table-cell table:style-name="ce19"/>
        </table:table-row>
        <table:table-row table:style-name="ro9">
          <table:table-cell table:style-name="ce32" office:value-type="string" table:number-columns-spanned="4" table:number-rows-spanned="1">
            <text:p>“Data Key” 是一個 [名稱] 的字串，用它來關聯於 “Tab Configure” 的 “Name” 欄位。</text:p>
          </table:table-cell>
          <table:covered-table-cell table:number-columns-repeated="2" table:style-name="ce12"/>
          <table:covered-table-cell table:style-name="ce19"/>
        </table:table-row>
        <table:table-row table:style-name="ro5">
          <table:table-cell table:style-name="ce38" office:value-type="string" table:number-columns-spanned="4" table:number-rows-spanned="1">
            <text:p>請將這一類的設定檔，和貼圖的資料擺在一起，記得擺在貼圖資料的根目錄底下。</text:p>
          </table:table-cell>
          <table:covered-table-cell table:number-columns-repeated="2" table:style-name="ce15"/>
          <table:covered-table-cell table:style-name="ce23"/>
        </table:table-row>
        <table:table-row table:style-name="ro1">
          <table:table-cell table:style-name="ce39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6549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mpty" table:style-name="ta1" table:print="false"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table:number-columns-spanned="2" table:number-rows-spanned="1"/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8" table:number-columns-spanned="2" table:number-rows-spanned="1"/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</text:p>
          </table:table-cell>
          <table:table-cell table:style-name="ce21"/>
        </table:table-row>
        <table:table-row table:style-name="ro1">
          <table:table-cell table:style-name="ce5"/>
          <table:table-cell table:style-name="ce13" office:value-type="string">
            <text:p>Integer</text:p>
          </table:table-cell>
          <table:table-cell table:style-name="ce13"/>
          <table:table-cell table:style-name="ce21"/>
        </table:table-row>
        <table:table-row table:style-name="ro1">
          <table:table-cell table:style-name="ce5"/>
          <table:table-cell table:style-name="ce13" table:number-columns-repeated="2"/>
          <table:table-cell table:style-name="ce21"/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7" table:number-columns-spanned="4" table:number-rows-spanned="1"/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8" table:number-columns-spanned="4" table:number-rows-spanned="1"/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8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.9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2015/08/10</text:date>, <text:time>23:37:3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01:20:25.01</meta:creation-date>
    <dc:date>2015-08-10T23:37:31</dc:date>
    <meta:editing-duration>P1DT3H15M26S</meta:editing-duration>
    <meta:editing-cycles>96</meta:editing-cycles>
    <meta:generator>OpenOffice/4.1.1$Unix OpenOffice.org_project/411m6$Build-9775</meta:generator>
    <meta:document-statistic meta:table-count="4" meta:cell-count="176" meta:object-count="0"/>
  </office:meta>
</office:document-meta>
</file>